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  <style:text-properties officeooo:paragraph-rsid="0017b5e3"/>
    </style:style>
    <style:style style:name="P2" style:family="paragraph" style:parent-style-name="Contents_20_2">
      <style:paragraph-properties>
        <style:tab-stops>
          <style:tab-stop style:position="17.6cm" style:type="right" style:leader-style="dotted" style:leader-text="."/>
        </style:tab-stops>
      </style:paragraph-properties>
      <style:text-properties officeooo:paragraph-rsid="0017b5e3"/>
    </style:style>
    <style:style style:name="P3" style:family="paragraph" style:parent-style-name="Contents_20_3">
      <style:paragraph-properties>
        <style:tab-stops>
          <style:tab-stop style:position="17.6cm" style:type="right" style:leader-style="dotted" style:leader-text="."/>
        </style:tab-stops>
      </style:paragraph-properties>
      <style:text-properties officeooo:paragraph-rsid="0017b5e3"/>
    </style:style>
    <style:style style:name="P4" style:family="paragraph" style:parent-style-name="Contents_20_4">
      <style:paragraph-properties>
        <style:tab-stops>
          <style:tab-stop style:position="17.6cm" style:type="right" style:leader-style="dotted" style:leader-text="."/>
        </style:tab-stops>
      </style:paragraph-properties>
      <style:text-properties officeooo:paragraph-rsid="0017b5e3"/>
    </style:style>
    <style:style style:name="T1" style:family="text">
      <style:text-properties officeooo:rsid="0017b5e3"/>
    </style:style>
    <style:style style:name="T2" style:family="text">
      <style:text-properties officeooo:rsid="0017b5e3" fo:background-color="#ffff00" loext:char-shading-value="0"/>
    </style:style>
    <style:style style:name="T3" style:family="text">
      <style:text-properties officeooo:rsid="0017b5e3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#__RefHeading___Toc1757_1948857962" text:style-name="Index_20_Link" text:visited-style-name="Index_20_Link">1. Introducción<text:tab/>3</text:a></text:p>
      <text:p text:style-name="P2"><text:a xlink:type="simple" xlink:href="#__RefHeading___Toc1597_1948857962" text:style-name="Index_20_Link" text:visited-style-name="Index_20_Link">1.1. Organización y roles del equipo </text:a><text:a xlink:type="simple" xlink:href="#__RefHeading___Toc1597_1948857962" text:style-name="Index_20_Link" text:visited-style-name="Index_20_Link"><text:span text:style-name="T3">(JAVI)</text:span></text:a><text:a xlink:type="simple" xlink:href="#__RefHeading___Toc1597_1948857962" text:style-name="Index_20_Link" text:visited-style-name="Index_20_Link"><text:tab/>3</text:a></text:p>
      <text:p text:style-name="P2"><text:a xlink:type="simple" xlink:href="#__RefHeading___Toc1619_1948857962" text:style-name="Index_20_Link" text:visited-style-name="Index_20_Link">1.2. Objetivo de la misión<text:tab/>4</text:a></text:p>
      <text:p text:style-name="P1"><text:a xlink:type="simple" xlink:href="#__RefHeading___Toc1765_1948857962" text:style-name="Index_20_Link" text:visited-style-name="Index_20_Link">2. Descripción del proyecto CanSat<text:tab/>4</text:a></text:p>
      <text:p text:style-name="P2"><text:a xlink:type="simple" xlink:href="#__RefHeading___Toc1617_1948857962" text:style-name="Index_20_Link" text:visited-style-name="Index_20_Link">2.1. Esquema de la misión<text:tab/>4</text:a></text:p>
      <text:p text:style-name="P2"><text:a xlink:type="simple" xlink:href="#__RefHeading___Toc1615_1948857962" text:style-name="Index_20_Link" text:visited-style-name="Index_20_Link">2.2. Demostración de tecnología<text:tab/>5</text:a></text:p>
      <text:p text:style-name="P2"><text:a xlink:type="simple" xlink:href="#__RefHeading___Toc1613_1948857962" text:style-name="Index_20_Link" text:visited-style-name="Index_20_Link">2.3. Diseño mecánico y estructural </text:a><text:a xlink:type="simple" xlink:href="#__RefHeading___Toc1613_1948857962" text:style-name="Index_20_Link" text:visited-style-name="Index_20_Link"><text:span text:style-name="T3">(JAVI)</text:span></text:a><text:a xlink:type="simple" xlink:href="#__RefHeading___Toc1613_1948857962" text:style-name="Index_20_Link" text:visited-style-name="Index_20_Link"><text:tab/>6</text:a></text:p>
      <text:p text:style-name="P2"><text:a xlink:type="simple" xlink:href="#__RefHeading___Toc1611_1948857962" text:style-name="Index_20_Link" text:visited-style-name="Index_20_Link">2.4. Diseño electrónico </text:a><text:a xlink:type="simple" xlink:href="#__RefHeading___Toc1611_1948857962" text:style-name="Index_20_Link" text:visited-style-name="Index_20_Link"><text:span text:style-name="T3">(Javi hara circuito electrónico)</text:span></text:a><text:a xlink:type="simple" xlink:href="#__RefHeading___Toc1611_1948857962" text:style-name="Index_20_Link" text:visited-style-name="Index_20_Link"><text:tab/>7</text:a></text:p>
      <text:p text:style-name="P2"><text:a xlink:type="simple" xlink:href="#__RefHeading___Toc1609_1948857962" text:style-name="Index_20_Link" text:visited-style-name="Index_20_Link">2.5. Software<text:tab/>7</text:a></text:p>
      <text:p text:style-name="P3"><text:a xlink:type="simple" xlink:href="#__RefHeading___Toc1637_1948857962" text:style-name="Index_20_Link" text:visited-style-name="Index_20_Link">2.5.1. Diagrama de flujo de la programación<text:tab/>7</text:a></text:p>
      <text:p text:style-name="P3"><text:a xlink:type="simple" xlink:href="#__RefHeading___Toc1635_1948857962" text:style-name="Index_20_Link" text:visited-style-name="Index_20_Link">2.5.2. Protocolo de comunicación con la estación de tierra<text:tab/>8</text:a></text:p>
      <text:p text:style-name="P3"><text:a xlink:type="simple" xlink:href="#__RefHeading___Toc1633_1948857962" text:style-name="Index_20_Link" text:visited-style-name="Index_20_Link">2.5.3. Cantidad de datos recopilados<text:tab/>8</text:a></text:p>
      <text:p text:style-name="P3"><text:a xlink:type="simple" xlink:href="#__RefHeading___Toc1631_1948857962" text:style-name="Index_20_Link" text:visited-style-name="Index_20_Link">2.5.4. Lenguajes de programación utilizados<text:tab/>9</text:a></text:p>
      <text:p text:style-name="P2"><text:a xlink:type="simple" xlink:href="#__RefHeading___Toc1607_1948857962" text:style-name="Index_20_Link" text:visited-style-name="Index_20_Link">2.6. Sistema de recuperación<text:tab/>9</text:a></text:p>
      <text:p text:style-name="P2"><text:a xlink:type="simple" xlink:href="#__RefHeading___Toc1605_1948857962" text:style-name="Index_20_Link" text:visited-style-name="Index_20_Link">2.7. Estación de tierra </text:a><text:a xlink:type="simple" xlink:href="#__RefHeading___Toc1605_1948857962" text:style-name="Index_20_Link" text:visited-style-name="Index_20_Link"><text:span text:style-name="T3">(DANIEL)</text:span></text:a><text:a xlink:type="simple" xlink:href="#__RefHeading___Toc1605_1948857962" text:style-name="Index_20_Link" text:visited-style-name="Index_20_Link"><text:tab/>9</text:a></text:p>
      <text:p text:style-name="P1"><text:a xlink:type="simple" xlink:href="#__RefHeading___Toc1763_1948857962" text:style-name="Index_20_Link" text:visited-style-name="Index_20_Link">3. Planificación<text:tab/>9</text:a></text:p>
      <text:p text:style-name="P2"><text:a xlink:type="simple" xlink:href="#__RefHeading___Toc1603_1948857962" text:style-name="Index_20_Link" text:visited-style-name="Index_20_Link">3.1. Planificación del proyecto CanSat </text:a><text:a xlink:type="simple" xlink:href="#__RefHeading___Toc1603_1948857962" text:style-name="Index_20_Link" text:visited-style-name="Index_20_Link"><text:span text:style-name="T3">(YERAY)</text:span></text:a><text:a xlink:type="simple" xlink:href="#__RefHeading___Toc1603_1948857962" text:style-name="Index_20_Link" text:visited-style-name="Index_20_Link"><text:tab/>9</text:a></text:p>
      <text:p text:style-name="P2"><text:a xlink:type="simple" xlink:href="#__RefHeading___Toc1601_1948857962" text:style-name="Index_20_Link" text:visited-style-name="Index_20_Link">3.2. Estimación de recursos<text:tab/>10</text:a></text:p>
      <text:p text:style-name="P3"><text:a xlink:type="simple" xlink:href="#__RefHeading___Toc1629_1948857962" text:style-name="Index_20_Link" text:visited-style-name="Index_20_Link">3.2.1. Presupuesto<text:tab/>10</text:a></text:p>
      <text:p text:style-name="P3"><text:a xlink:type="simple" xlink:href="#__RefHeading___Toc1627_1948857962" text:style-name="Index_20_Link" text:visited-style-name="Index_20_Link">3.2.2. Apoyo externo<text:tab/>10</text:a></text:p>
      <text:p text:style-name="P2"><text:a xlink:type="simple" xlink:href="#__RefHeading___Toc1599_1948857962" text:style-name="Index_20_Link" text:visited-style-name="Index_20_Link">3.3. Pruebas realizadas<text:tab/>10</text:a></text:p>
      <text:p text:style-name="P3"><text:a xlink:type="simple" xlink:href="#__RefHeading___Toc1625_1948857962" text:style-name="Index_20_Link" text:visited-style-name="Index_20_Link">3.3.1. Primera prueba<text:tab/>10</text:a></text:p>
      <text:p text:style-name="P3"><text:a xlink:type="simple" xlink:href="#__RefHeading___Toc1623_1948857962" text:style-name="Index_20_Link" text:visited-style-name="Index_20_Link">3.3.2. La lanzadera<text:tab/>11</text:a></text:p>
      <text:p text:style-name="P4"><text:a xlink:type="simple" xlink:href="#__RefHeading___Toc1645_1948857962" text:style-name="Index_20_Link" text:visited-style-name="Index_20_Link">3.3.2.1. Hardware<text:tab/>11</text:a></text:p>
      <text:p text:style-name="P4"><text:a xlink:type="simple" xlink:href="#__RefHeading___Toc1643_1948857962" text:style-name="Index_20_Link" text:visited-style-name="Index_20_Link">3.3.2.2. Software<text:tab/>11</text:a></text:p>
      <text:p text:style-name="P1"><text:a xlink:type="simple" xlink:href="#__RefHeading___Toc1763_19488579621" text:style-name="Index_20_Link" text:visited-style-name="Index_20_Link">4. Programa de difusión y patrocinio<text:tab/>12</text:a></text:p>
      <text:p text:style-name="P1"><text:a xlink:type="simple" xlink:href="#__RefHeading___Toc1759_1948857962" text:style-name="Index_20_Link" text:visited-style-name="Index_20_Link">5. Bibliografía, referencias y recursos utilizados </text:a><text:a xlink:type="simple" xlink:href="#__RefHeading___Toc1759_1948857962" text:style-name="Index_20_Link" text:visited-style-name="Index_20_Link"><text:span text:style-name="T1">(_____________)</text:span></text:a><text:a xlink:type="simple" xlink:href="#__RefHeading___Toc1759_1948857962" text:style-name="Index_20_Link" text:visited-style-name="Index_20_Link"><text:tab/>12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1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9:15:37.471000000</meta:creation-date>
    <dc:date>2022-05-02T19:28:07.317000000</dc:date>
    <meta:editing-duration>PT2M19S</meta:editing-duration>
    <meta:editing-cycles>1</meta:editing-cycles>
    <meta:document-statistic meta:table-count="0" meta:image-count="0" meta:object-count="0" meta:page-count="1" meta:paragraph-count="27" meta:word-count="148" meta:character-count="914" meta:non-whitespace-character-count="793"/>
    <meta:generator>LibreOffice/7.2.6.2$Windows_X86_64 LibreOffice_project/b0ec3a565991f7569a5a7f5d24fed7f52653d754</meta:generator>
  </office:meta>
</office:document-meta>
</file>